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84cm" fo:min-width="3.6cm"/>
    </style:style>
    <style:style style:name="gr2" style:family="graphic" style:parent-style-name="standard">
      <style:graphic-properties draw:fill-color="#a1467e" draw:textarea-horizontal-align="justify" draw:textarea-vertical-align="middle" draw:auto-grow-height="false" fo:min-height="0.59cm" fo:min-width="4.897cm"/>
    </style:style>
    <style:style style:name="gr3" style:family="graphic" style:parent-style-name="standard">
      <style:graphic-properties draw:fill-color="#a1467e" draw:textarea-horizontal-align="justify" draw:textarea-vertical-align="middle" draw:auto-grow-height="false" fo:min-height="0.378cm" fo:min-width="4.898cm"/>
    </style:style>
    <style:style style:name="gr4" style:family="graphic" style:parent-style-name="standard">
      <style:graphic-properties draw:textarea-horizontal-align="justify" draw:textarea-vertical-align="middle" draw:auto-grow-height="false" fo:min-height="0.497cm" fo:min-width="4.013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632cm" fo:min-width="2.78cm"/>
    </style:style>
    <style:style style:name="gr8" style:family="graphic" style:parent-style-name="standard">
      <style:graphic-properties draw:textarea-horizontal-align="justify" draw:textarea-vertical-align="middle" draw:auto-grow-height="false" fo:min-height="1.307cm" fo:min-width="1.4cm"/>
    </style:style>
    <style:style style:name="gr9" style:family="graphic" style:parent-style-name="standard">
      <style:graphic-properties draw:textarea-horizontal-align="justify" draw:textarea-vertical-align="middle" draw:auto-grow-height="false" fo:min-height="1.197cm" fo:min-width="0.958cm"/>
    </style:style>
    <style:style style:name="gr10" style:family="graphic" style:parent-style-name="objectwithoutfill">
      <style:graphic-properties svg:stroke-color="#f10d0c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a933" draw:marker-end="Arrow" draw:marker-end-width="0.3cm" draw:fill="none" draw:fill-color="#000000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456cm" fo:min-width="3.588cm"/>
    </style:style>
    <style:style style:name="gr13" style:family="graphic" style:parent-style-name="objectwithoutfill">
      <style:graphic-properties svg:stroke-color="#00a933" draw:marker-end="Arrow" draw:marker-end-width="0.3cm" draw:fill="none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834cm" fo:min-width="5.484cm"/>
    </style:style>
    <style:style style:name="gr16" style:family="graphic" style:parent-style-name="standard">
      <style:graphic-properties draw:fill-color="#a1467e" draw:textarea-horizontal-align="justify" draw:textarea-vertical-align="middle" draw:auto-grow-height="false" fo:min-height="0.95cm" fo:min-width="4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a1467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4.1cm" svg:height="0.934cm" svg:x="8.8cm" svg:y="7.066cm">
          <text:p text:style-name="P1">TradePool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397cm" svg:height="0.84cm" svg:x="1.3cm" svg:y="2.2cm">
          <text:p text:style-name="P1">Master DB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5.398cm" svg:height="0.628cm" svg:x="1.3cm" svg:y="4.813cm">
          <text:p text:style-name="P1">Master UI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4.513cm" svg:height="0.747cm" svg:x="1.3cm" svg:y="18.253cm">
          <text:p text:style-name="P1">Par Descartado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3.998cm" svg:y1="3.04cm" svg:x2="3.999cm" svg:y2="4.813cm" draw:start-shape="id1" draw:start-glue-point="2" draw:end-shape="id2" draw:end-glue-point="0" svg:d="M3998 3040v887h1v886" svg:viewBox="0 0 2 1774">
          <text:p/>
        </draw:connector>
        <draw:frame draw:style-name="gr6" draw:text-style-name="P4" draw:layer="layout" svg:width="4.284cm" svg:height="1.505cm" svg:x="4.216cm" svg:y="5.747cm">
          <draw:text-box>
            <text:p><text:span text:style-name="T1">getTradeable()</text:span></text:p>
          </draw:text-box>
        </draw:frame>
        <draw:custom-shape draw:style-name="gr7" draw:text-style-name="P1" xml:id="id3" draw:id="id3" draw:layer="layout" svg:width="5.214cm" svg:height="1.4cm" svg:x="1.388cm" svg:y="6.832cm">
          <text:p text:style-name="P1">Scalper Start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3" draw:layer="layout" svg:x1="3.999cm" svg:y1="5.441cm" svg:x2="3.995cm" svg:y2="6.832cm" draw:start-shape="id2" draw:start-glue-point="2" draw:end-shape="id3" draw:end-glue-point="4" svg:d="M3999 5441v696h-4v695" svg:viewBox="0 0 5 1392">
          <text:p/>
        </draw:connector>
        <draw:connector draw:style-name="gr5" draw:text-style-name="P3" draw:layer="layout" svg:x1="6.602cm" svg:y1="7.532cm" svg:x2="8.8cm" svg:y2="7.533cm" draw:start-shape="id3" draw:start-glue-point="7" draw:end-shape="id4" draw:end-glue-point="3" svg:d="M6602 7532h1100v1h1098" svg:viewBox="0 0 2199 2">
          <text:p/>
        </draw:connector>
        <draw:custom-shape draw:style-name="gr8" draw:text-style-name="P1" xml:id="id5" draw:id="id5" draw:layer="layout" svg:width="3.8cm" svg:height="3.113cm" svg:x="2.091cm" svg:y="13cm">
          <text:p text:style-name="P1">Checker.p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7" draw:id="id7" draw:layer="layout" svg:width="2.916cm" svg:height="2.893cm" svg:x="8.995cm" svg:y="13.12cm">
          <text:p text:style-name="P1">Doji.p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3" draw:layer="layout" svg:x1="2.091cm" svg:y1="14.557cm" svg:x2="3.556cm" svg:y2="18.253cm" draw:start-shape="id5" draw:start-glue-point="5" draw:end-shape="id6" draw:end-glue-point="0" svg:d="M2091 14557h-501v2626h1966v1070" svg:viewBox="0 0 1967 3697">
          <text:p/>
        </draw:connector>
        <draw:connector draw:style-name="gr11" draw:text-style-name="P5" draw:layer="layout" svg:x1="5.891cm" svg:y1="14.557cm" svg:x2="8.995cm" svg:y2="14.567cm" draw:start-shape="id5" draw:start-glue-point="7" draw:end-shape="id7" draw:end-glue-point="5" svg:d="M5891 14557h1553v10h1551" svg:viewBox="0 0 3105 11">
          <text:p/>
        </draw:connector>
        <draw:connector draw:style-name="gr10" draw:text-style-name="P3" draw:layer="layout" svg:x1="10.453cm" svg:y1="16.013cm" svg:x2="5.813cm" svg:y2="18.626cm" draw:start-shape="id7" draw:start-glue-point="6" draw:end-shape="id6" draw:end-glue-point="1" svg:d="M10453 16013v2613h-4640" svg:viewBox="0 0 4641 2614">
          <text:p/>
        </draw:connector>
        <draw:custom-shape draw:style-name="gr12" draw:text-style-name="P1" xml:id="id8" draw:id="id8" draw:layer="layout" svg:width="6.5cm" svg:height="1.12cm" svg:x="7.2cm" svg:y="9.8cm">
          <text:p text:style-name="P1"><text:span text:style-name="T1">Abrir Trade/Moni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3" draw:text-style-name="P3" draw:layer="layout" svg:x1="10.453cm" svg:y1="13.12cm" svg:x2="10.45cm" svg:y2="10.92cm" draw:start-shape="id7" draw:start-glue-point="4" draw:end-shape="id8" draw:end-glue-point="6" svg:d="M10453 13120v-1100h-3v-1100" svg:viewBox="0 0 4 2201">
          <text:p/>
        </draw:connector>
        <draw:connector draw:style-name="gr14" draw:text-style-name="P3" draw:layer="layout" svg:x1="10.45cm" svg:y1="9.8cm" svg:x2="10.85cm" svg:y2="8cm" draw:start-shape="id8" draw:start-glue-point="4" draw:end-shape="id4" draw:end-glue-point="2" svg:d="M10450 9800v-900h400v-900" svg:viewBox="0 0 401 1801">
          <text:p/>
        </draw:connector>
        <draw:custom-shape draw:style-name="gr15" draw:text-style-name="P1" xml:id="id9" draw:id="id9" draw:layer="layout" svg:width="6.1cm" svg:height="1.2cm" svg:x="7.8cm" svg:y="3.2cm">
          <text:p text:style-name="P1">Cerrar Trade/Moni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10.85cm" svg:y1="7.066cm" svg:x2="10.85cm" svg:y2="4.4cm" draw:start-shape="id4" draw:start-glue-point="0" draw:end-shape="id9" draw:end-glue-point="2" svg:d="M10850 7066v-2666" svg:viewBox="0 0 1 2667">
          <text:p/>
        </draw:connector>
        <draw:connector draw:style-name="gr5" draw:text-style-name="P3" draw:layer="layout" svg:x1="7.8cm" svg:y1="3.8cm" svg:x2="6.698cm" svg:y2="5.127cm" draw:start-shape="id9" draw:start-glue-point="3" draw:end-shape="id2" draw:end-glue-point="1" svg:d="M7800 3800h-551v1327h-551" svg:viewBox="0 0 1103 1328">
          <text:p/>
        </draw:connector>
        <draw:custom-shape draw:style-name="gr16" draw:text-style-name="P2" xml:id="id10" draw:id="id10" draw:layer="layout" svg:width="4.8cm" svg:height="1.2cm" svg:x="1.6cm" svg:y="10cm">
          <text:p text:style-name="P1">Solicitar Klines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3.995cm" svg:y1="8.232cm" svg:x2="4cm" svg:y2="10cm" draw:start-shape="id3" draw:start-glue-point="6" draw:end-shape="id10" draw:end-glue-point="0" svg:d="M3995 8232l5 1768" svg:viewBox="0 0 6 1769">
          <text:p/>
        </draw:connector>
        <draw:connector draw:style-name="gr14" draw:text-style-name="P3" draw:layer="layout" draw:type="line" svg:x1="4cm" svg:y1="11.2cm" svg:x2="3.991cm" svg:y2="13cm" draw:start-shape="id10" draw:start-glue-point="2" draw:end-shape="id5" draw:end-glue-point="4" svg:d="M4000 11200l-9 1800" svg:viewBox="0 0 10 1801">
          <text:p/>
        </draw:connector>
        <draw:frame draw:style-name="gr17" draw:text-style-name="P4" draw:layer="layout" svg:width="3.9cm" svg:height="0.878cm" svg:x="4cm" svg:y="8.6cm">
          <draw:text-box>
            <text:p><text:span text:style-name="T1">Por cada p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1T19:54:41.865548574</meta:creation-date>
    <dc:date>2021-04-11T20:33:28.913972462</dc:date>
    <meta:editing-duration>PT9M20S</meta:editing-duration>
    <meta:editing-cycles>2</meta:editing-cycles>
    <meta:generator>LibreOffice/6.1.5.2$Linux_ARM_EABI LibreOffice_project/10$Build-2</meta:generator>
    <meta:document-statistic meta:object-count="24"/>
  </office:meta>
</office:document-meta>
</file>